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055cm" fo:min-width="1.61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2.052cm" fo:min-width="2.202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2.122cm" fo:min-width="2.122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2.83cm" fo:min-width="2.83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5cm" fo:min-width="5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414cm" fo:min-width="1.414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4cm" fo:min-width="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0.991cm" svg:height="29.628cm" svg:x="0.001cm" svg:y="0.02cm" svg:viewBox="0 0 20992 29629" draw:points="0,29629 20992,29629 20992,0 0,0">
          <text:p/>
        </draw:polygon>
        <draw:polygon draw:style-name="gr1" draw:text-style-name="P1" draw:layer="layout" svg:width="20.991cm" svg:height="29.628cm" svg:x="0.001cm" svg:y="0.02cm" svg:viewBox="0 0 20992 29629" draw:points="0,0 20992,0 20992,29629 0,29629">
          <text:p/>
        </draw:polygon>
        <draw:polygon draw:style-name="gr2" draw:text-style-name="P2" draw:layer="layout" svg:width="14.999cm" svg:height="4.999cm" svg:x="5cm" svg:y="0.679cm" svg:viewBox="0 0 15000 5000" draw:points="15000,5000 0,5000 0,0 15000,0">
          <text:p/>
        </draw:polygon>
        <draw:polygon draw:style-name="gr2" draw:text-style-name="P2" draw:layer="layout" svg:width="1.882cm" svg:height="0.272cm" svg:x="19.102cm" svg:y="3.044cm" svg:viewBox="0 0 1883 273" draw:points="1883,273 0,273 0,0 1883,0">
          <text:p/>
        </draw:polygon>
        <draw:polygon draw:style-name="gr2" draw:text-style-name="P2" draw:layer="layout" svg:width="9.999cm" svg:height="4.999cm" svg:x="10cm" svg:y="11.661cm" svg:viewBox="0 0 10000 5000" draw:points="10000,5000 0,5000 0,0 10000,0">
          <text:p/>
        </draw:polygon>
        <draw:polygon draw:style-name="gr2" draw:text-style-name="P2" draw:layer="layout" svg:width="1.901cm" svg:height="0.272cm" svg:x="19.133cm" svg:y="14.025cm" svg:viewBox="0 0 1902 273" draw:points="1902,273 0,273 0,0 1902,0">
          <text:p/>
        </draw:polygon>
        <draw:polygon draw:style-name="gr2" draw:text-style-name="P2" draw:layer="layout" svg:width="4.999cm" svg:height="4.999cm" svg:x="15.001cm" svg:y="21.061cm" svg:viewBox="0 0 5000 5000" draw:points="5000,5000 0,5000 0,0 5000,0">
          <text:p/>
        </draw:polygon>
        <draw:polygon draw:style-name="gr2" draw:text-style-name="P2" draw:layer="layout" svg:width="1.901cm" svg:height="0.272cm" svg:x="19.134cm" svg:y="23.425cm" svg:viewBox="0 0 1902 273" draw:points="1902,273 0,273 0,0 1902,0">
          <text:p/>
        </draw:polygon>
      </draw:page>
      <draw:page draw:name="page2" draw:style-name="dp1" draw:master-page-name="master-page3">
        <draw:polygon draw:style-name="gr1" draw:text-style-name="P1" draw:layer="layout" svg:width="20.991cm" svg:height="29.628cm" svg:x="0.001cm" svg:y="0.02cm" svg:viewBox="0 0 20992 29629" draw:points="0,29629 20992,29629 20992,0 0,0">
          <text:p/>
        </draw:polygon>
        <draw:polygon draw:style-name="gr1" draw:text-style-name="P1" draw:layer="layout" svg:width="20.991cm" svg:height="29.628cm" svg:x="0.001cm" svg:y="0.02cm" svg:viewBox="0 0 20992 29629" draw:points="0,0 20992,0 20992,29629 0,29629">
          <text:p/>
        </draw:polygon>
        <draw:polygon draw:style-name="gr2" draw:text-style-name="P2" draw:layer="layout" svg:width="8.999cm" svg:height="4.999cm" svg:x="11cm" svg:y="-0.021cm" svg:viewBox="0 0 9000 5000" draw:points="9000,5000 0,5000 0,0 9000,0">
          <text:p/>
        </draw:polygon>
        <draw:polygon draw:style-name="gr2" draw:text-style-name="P2" draw:layer="layout" svg:width="1.882cm" svg:height="0.272cm" svg:x="19.102cm" svg:y="2.344cm" svg:viewBox="0 0 1883 273" draw:points="1883,273 0,273 0,0 1883,0">
          <text:p/>
        </draw:polygon>
        <draw:polygon draw:style-name="gr2" draw:text-style-name="P2" draw:layer="layout" svg:width="5.999cm" svg:height="4.999cm" draw:transform="skewX (-0.00436332312998582) rotate (-0.00436332312998669) translate (14.0000571156756cm 6.13482014429152cm)" svg:viewBox="0 0 6000 5000" draw:points="6000,5000 0,5000 0,0 6000,0">
          <text:p/>
        </draw:polygon>
        <draw:polygon draw:style-name="gr2" draw:text-style-name="P2" draw:layer="layout" svg:width="1.901cm" svg:height="0.272cm" svg:x="19.133cm" svg:y="8.525cm" svg:viewBox="0 0 1902 273" draw:points="1902,273 0,273 0,0 1902,0">
          <text:p/>
        </draw:polygon>
        <draw:polygon draw:style-name="gr2" draw:text-style-name="P2" draw:layer="layout" svg:width="3cm" svg:height="4.999cm" svg:x="17cm" svg:y="12.261cm" svg:viewBox="0 0 3001 5000" draw:points="3001,5000 0,5000 0,0 3001,0">
          <text:p/>
        </draw:polygon>
        <draw:polygon draw:style-name="gr2" draw:text-style-name="P2" draw:layer="layout" svg:width="1.901cm" svg:height="0.272cm" svg:x="19.134cm" svg:y="14.625cm" svg:viewBox="0 0 1902 273" draw:points="1902,273 0,273 0,0 1902,0">
          <text:p/>
        </draw:polygon>
        <draw:polygon draw:style-name="gr2" draw:text-style-name="P2" draw:layer="layout" svg:width="2cm" svg:height="4.999cm" svg:x="18cm" svg:y="18.361cm" svg:viewBox="0 0 2001 5000" draw:points="2001,5000 0,5000 0,0 2001,0">
          <text:p/>
        </draw:polygon>
        <draw:polygon draw:style-name="gr2" draw:text-style-name="P2" draw:layer="layout" svg:width="1.901cm" svg:height="0.272cm" svg:x="19.134cm" svg:y="20.725cm" svg:viewBox="0 0 1902 273" draw:points="1902,273 0,273 0,0 1902,0">
          <text:p/>
        </draw:polygon>
        <draw:polygon draw:style-name="gr2" draw:text-style-name="P2" draw:layer="layout" svg:width="1cm" svg:height="4.999cm" svg:x="19cm" svg:y="24.661cm" svg:viewBox="0 0 1001 5000" draw:points="1001,5000 0,5000 0,0 1001,0">
          <text:p/>
        </draw:polygon>
        <draw:polygon draw:style-name="gr2" draw:text-style-name="P2" draw:layer="layout" svg:width="1.901cm" svg:height="0.272cm" svg:x="19.134cm" svg:y="27.025cm" svg:viewBox="0 0 1902 273" draw:points="1902,273 0,273 0,0 1902,0">
          <text:p/>
        </draw:polygon>
      </draw:page>
      <draw:page draw:name="page3" draw:style-name="dp1" draw:master-page-name="master-page3">
        <draw:polygon draw:style-name="gr1" draw:text-style-name="P1" draw:layer="layout" svg:width="20.991cm" svg:height="29.628cm" svg:x="0.002cm" svg:y="0.02cm" svg:viewBox="0 0 20992 29629" draw:points="0,29629 20992,29629 20992,0 0,0">
          <text:p/>
        </draw:polygon>
        <draw:polygon draw:style-name="gr1" draw:text-style-name="P1" draw:layer="layout" svg:width="20.991cm" svg:height="29.628cm" svg:x="0.002cm" svg:y="0.02cm" svg:viewBox="0 0 20992 29629" draw:points="0,0 20992,0 20992,29629 0,29629">
          <text:p/>
        </draw:polygon>
        <draw:polygon draw:style-name="gr2" draw:text-style-name="P2" draw:layer="layout" svg:width="3cm" svg:height="4.999cm" svg:x="17.001cm" svg:y="9.461cm" svg:viewBox="0 0 3001 5000" draw:points="3001,5000 0,5000 0,0 3001,0">
          <text:p/>
        </draw:polygon>
        <draw:polygon draw:style-name="gr2" draw:text-style-name="P2" draw:layer="layout" svg:width="1.901cm" svg:height="0.272cm" svg:x="19.135cm" svg:y="11.825cm" svg:viewBox="0 0 1902 273" draw:points="1902,273 0,273 0,0 1902,0">
          <text:p/>
        </draw:polygon>
        <draw:polygon draw:style-name="gr2" draw:text-style-name="P2" draw:layer="layout" svg:width="3cm" svg:height="4.999cm" svg:x="17.001cm" svg:y="1.661cm" svg:viewBox="0 0 3001 5000" draw:points="3001,5000 0,5000 0,0 3001,0">
          <text:p/>
        </draw:polygon>
        <draw:polygon draw:style-name="gr2" draw:text-style-name="P2" draw:layer="layout" svg:width="1.901cm" svg:height="0.272cm" svg:x="19.135cm" svg:y="4.025cm" svg:viewBox="0 0 1902 273" draw:points="1902,273 0,273 0,0 1902,0">
          <text:p/>
        </draw:polygon>
        <draw:polygon draw:style-name="gr2" draw:text-style-name="P2" draw:layer="layout" svg:width="3cm" svg:height="4.999cm" svg:x="17cm" svg:y="24.2cm" svg:viewBox="0 0 3001 5000" draw:points="3001,5000 0,5000 0,0 3001,0">
          <text:p/>
        </draw:polygon>
        <draw:polygon draw:style-name="gr2" draw:text-style-name="P2" draw:layer="layout" svg:width="1.901cm" svg:height="0.272cm" svg:x="19.134cm" svg:y="26.564cm" svg:viewBox="0 0 1902 273" draw:points="1902,273 0,273 0,0 1902,0">
          <text:p/>
        </draw:polygon>
        <draw:polygon draw:style-name="gr2" draw:text-style-name="P2" draw:layer="layout" svg:width="3cm" svg:height="4.999cm" svg:x="17cm" svg:y="16.8cm" svg:viewBox="0 0 3001 5000" draw:points="3001,5000 0,5000 0,0 3001,0">
          <text:p/>
        </draw:polygon>
        <draw:polygon draw:style-name="gr2" draw:text-style-name="P2" draw:layer="layout" svg:width="1.901cm" svg:height="0.272cm" svg:x="19.134cm" svg:y="19.164cm" svg:viewBox="0 0 1902 273" draw:points="1902,273 0,273 0,0 1902,0">
          <text:p/>
        </draw:polygon>
      </draw:page>
      <draw:page draw:name="page4" draw:style-name="dp1" draw:master-page-name="master-page3">
        <draw:polygon draw:style-name="gr1" draw:text-style-name="P1" draw:layer="layout" svg:width="20.991cm" svg:height="29.628cm" svg:x="0cm" svg:y="0.071cm" svg:viewBox="0 0 20992 29629" draw:points="0,0 20992,0 20992,29629 0,29629">
          <text:p/>
        </draw:polygon>
        <draw:custom-shape draw:style-name="gr3" draw:text-style-name="P3" draw:layer="layout" svg:width="3.23cm" svg:height="3.164cm" svg:x="5.781cm" svg:y="3.2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23cm" svg:height="3.165cm" draw:transform="rotate (-1.5707963267949) translate (12.571cm 6.6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23cm" svg:height="3.164cm" draw:transform="rotate (-3.14159265358979) translate (9.011cm 13.0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23cm" svg:height="3.164cm" draw:transform="rotate (1.5707963267949) translate (2.221cm 9.9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3.114cm" svg:height="2.9cm" svg:x="15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1.253cm" svg:height="0.179cm" svg:x="12.439cm" svg:y="8.217cm" svg:viewBox="0 0 1254 180" draw:points="1254,180 0,180 0,0 1254,0">
          <text:p/>
        </draw:polygon>
        <draw:polygon draw:style-name="gr2" draw:text-style-name="P2" draw:layer="layout" svg:width="1.253cm" svg:height="0.179cm" draw:transform="rotate (-1.5707963267949) translate (7.4945503488436cm 2.2cm)" svg:viewBox="0 0 1254 180" draw:points="1254,180 0,180 0,0 1254,0">
          <text:p/>
        </draw:polygon>
        <draw:polygon draw:style-name="gr2" draw:text-style-name="P2" draw:layer="layout" svg:width="1.253cm" svg:height="0.179cm" svg:x="1.1cm" svg:y="8.217cm" svg:viewBox="0 0 1254 180" draw:points="1254,180 0,180 0,0 1254,0">
          <text:p/>
        </draw:polygon>
        <draw:polygon draw:style-name="gr2" draw:text-style-name="P2" draw:layer="layout" svg:width="1.253cm" svg:height="0.179cm" draw:transform="rotate (-1.5707963267949) translate (7.49520958083832cm 12.9461407460309cm)" svg:viewBox="0 0 1254 180" draw:points="1254,180 0,180 0,0 1254,0">
          <text:p/>
        </draw:polygon>
        <draw:polygon draw:style-name="gr2" draw:text-style-name="P2" draw:layer="layout" svg:width="1.287cm" svg:height="0.179cm" svg:x="18.714cm" svg:y="5.637cm" svg:viewBox="0 0 1288 180" draw:points="1288,180 0,180 0,0 1288,0">
          <text:p/>
        </draw:polygon>
      </draw:page>
      <draw:page draw:name="page5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polygon draw:style-name="gr2" draw:text-style-name="P2" draw:layer="layout" svg:width="3cm" svg:height="4.999cm" draw:transform="rotate (-3.14159265358979) translate (5.9997865258373cm 13.0003901367957cm)" svg:viewBox="0 0 3001 5000" draw:points="3001,5000 0,5000 0,0 3001,0">
          <text:p/>
        </draw:polygon>
        <draw:polygon draw:style-name="gr2" draw:text-style-name="P2" draw:layer="layout" svg:width="1.901cm" svg:height="0.272cm" draw:transform="rotate (-3.14159265358979) translate (3.86578652583729cm 10.6363901367957cm)" svg:viewBox="0 0 1902 273" draw:points="1902,273 0,273 0,0 1902,0">
          <text:p/>
        </draw:polygon>
        <draw:polygon draw:style-name="gr2" draw:text-style-name="P2" draw:layer="layout" svg:width="3cm" svg:height="4.999cm" draw:transform="rotate (1.5707963267949) translate (8.00030559262907cm 6.00037500479798cm)" svg:viewBox="0 0 3001 5000" draw:points="3001,5000 0,5000 0,0 3001,0">
          <text:p/>
        </draw:polygon>
        <draw:polygon draw:style-name="gr2" draw:text-style-name="P2" draw:layer="layout" svg:width="1.901cm" svg:height="0.272cm" draw:transform="rotate (1.5707963267949) translate (10.3643055926291cm 3.86637500479798cm)" svg:viewBox="0 0 1902 273" draw:points="1902,273 0,273 0,0 1902,0">
          <text:p/>
        </draw:polygon>
        <draw:polygon draw:style-name="gr2" draw:text-style-name="P2" draw:layer="layout" svg:width="3cm" svg:height="4.999cm" svg:x="15cm" svg:y="8cm" svg:viewBox="0 0 3001 5000" draw:points="3001,5000 0,5000 0,0 3001,0">
          <text:p/>
        </draw:polygon>
        <draw:polygon draw:style-name="gr2" draw:text-style-name="P2" draw:layer="layout" svg:width="1.901cm" svg:height="0.272cm" svg:x="17.134cm" svg:y="10.364cm" svg:viewBox="0 0 1902 273" draw:points="1902,273 0,273 0,0 1902,0">
          <text:p/>
        </draw:polygon>
        <draw:polygon draw:style-name="gr2" draw:text-style-name="P2" draw:layer="layout" svg:width="3cm" svg:height="4.999cm" draw:transform="rotate (-1.5707963267949) translate (13.0000003487463cm 14.963962652125cm)" svg:viewBox="0 0 3001 5000" draw:points="3001,5000 0,5000 0,0 3001,0">
          <text:p/>
        </draw:polygon>
        <draw:polygon draw:style-name="gr2" draw:text-style-name="P2" draw:layer="layout" svg:width="1.901cm" svg:height="0.272cm" draw:transform="rotate (-1.5707963267949) translate (10.6360003487464cm 17.097962652125cm)" svg:viewBox="0 0 1902 273" draw:points="1902,273 0,273 0,0 1902,0">
          <text:p/>
        </draw:polygon>
      </draw:page>
      <draw:page draw:name="page6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custom-shape draw:style-name="gr5" draw:text-style-name="P3" draw:layer="layout" svg:width="3cm" svg:height="3cm" svg:x="16.8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9.814cm" svg:y="22.337cm" svg:viewBox="0 0 1000 200" draw:points="1000,200 0,200 0,0 1000,0">
          <text:p/>
        </draw:polygon>
        <draw:custom-shape draw:style-name="gr6" draw:text-style-name="P3" draw:layer="layout" svg:width="4cm" svg:height="4cm" svg:x="1.2cm" svg:y="6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0.186cm" svg:y="8.837cm" svg:viewBox="0 0 1000 200" draw:points="0,200 1000,200 1000,0 0,0">
          <text:p/>
        </draw:polygon>
        <draw:custom-shape draw:style-name="gr7" draw:text-style-name="P3" draw:layer="layout" svg:width="5cm" svg:height="5cm" svg:x="1.214cm" svg:y="1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0.2cm" svg:y="22.137cm" svg:viewBox="0 0 1000 200" draw:points="0,200 1000,200 1000,0 0,0">
          <text:p/>
        </draw:polygon>
        <draw:custom-shape draw:style-name="gr8" draw:text-style-name="P3" draw:layer="layout" svg:width="2cm" svg:height="2cm" svg:x="17.8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9.814cm" svg:y="9.138cm" svg:viewBox="0 0 1000 200" draw:points="1000,200 0,200 0,0 1000,0">
          <text:p/>
        </draw:polygon>
      </draw:page>
      <draw:page draw:name="page7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custom-shape draw:style-name="gr6" draw:text-style-name="P3" draw:layer="layout" svg:width="4cm" svg:height="4cm" svg:x="14.5cm" svg:y="7.5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514cm" svg:y="9.438cm" svg:viewBox="0 0 1000 200" draw:points="1000,200 0,200 0,0 1000,0">
          <text:p/>
        </draw:polygon>
        <draw:custom-shape draw:style-name="gr6" draw:text-style-name="P3" draw:layer="layout" svg:width="4cm" svg:height="4cm" svg:x="14.5cm" svg:y="7.50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514cm" svg:y="9.439cm" svg:viewBox="0 0 1000 200" draw:points="1000,200 0,200 0,0 1000,0">
          <text:p/>
        </draw:polygon>
        <draw:custom-shape draw:style-name="gr6" draw:text-style-name="P3" draw:layer="layout" svg:width="4cm" svg:height="4cm" svg:x="14.5cm" svg:y="12.50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514cm" svg:y="14.439cm" svg:viewBox="0 0 1000 200" draw:points="1000,200 0,200 0,0 1000,0">
          <text:p/>
        </draw:polygon>
        <draw:custom-shape draw:style-name="gr6" draw:text-style-name="P3" draw:layer="layout" svg:width="4cm" svg:height="4cm" svg:x="14.5cm" svg:y="17.50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514cm" svg:y="19.44cm" svg:viewBox="0 0 1000 200" draw:points="1000,200 0,200 0,0 1000,0">
          <text:p/>
        </draw:polygon>
        <draw:custom-shape draw:style-name="gr6" draw:text-style-name="P3" draw:layer="layout" svg:width="4cm" svg:height="4cm" svg:x="14.5cm" svg:y="2.50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514cm" svg:y="4.441cm" svg:viewBox="0 0 1000 200" draw:points="1000,200 0,200 0,0 1000,0">
          <text:p/>
        </draw:polygon>
      </draw:page>
      <draw:page draw:name="page8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custom-shape draw:style-name="gr9" draw:text-style-name="P3" draw:layer="layout" svg:width="4cm" svg:height="4cm" svg:x="4.014cm" svg:y="12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3.021cm" svg:y="14.537cm" svg:viewBox="0 0 1000 200" draw:points="0,200 1000,200 1000,0 0,0">
          <text:p/>
        </draw:polygon>
        <draw:custom-shape draw:style-name="gr9" draw:text-style-name="P3" draw:layer="layout" svg:width="4cm" svg:height="4cm" svg:x="13cm" svg:y="12.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6.993cm" svg:y="14.537cm" svg:viewBox="0 0 1000 200" draw:points="1000,200 0,200 0,0 1000,0">
          <text:p/>
        </draw:polygon>
        <draw:custom-shape draw:style-name="gr6" draw:text-style-name="P3" draw:layer="layout" svg:width="4cm" svg:height="4cm" draw:transform="rotate (1.5707963267949) translate (8.5cm 12.114cm)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draw:transform="rotate (1.5707963267949) translate (10.437cm 8.142cm)" svg:viewBox="0 0 1000 200" draw:points="1000,200 0,200 0,0 1000,0">
          <text:p/>
        </draw:polygon>
        <draw:custom-shape draw:style-name="gr6" draw:text-style-name="P3" draw:layer="layout" svg:width="4cm" svg:height="4cm" draw:transform="rotate (1.5707963267949) translate (8.6cm 21.1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draw:transform="rotate (1.5707963267949) translate (10.537cm 22.086cm)" svg:viewBox="0 0 1000 200" draw:points="0,200 1000,200 1000,0 0,0">
          <text:p/>
        </draw:polygon>
      </draw:page>
      <draw:page draw:name="page9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custom-shape draw:style-name="gr9" draw:text-style-name="P3" draw:layer="layout" svg:width="4cm" svg:height="4cm" svg:x="12.907cm" svg:y="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6.9cm" svg:y="7.937cm" svg:viewBox="0 0 1000 200" draw:points="1000,200 0,200 0,0 1000,0">
          <text:p/>
        </draw:polygon>
        <draw:custom-shape draw:style-name="gr6" draw:text-style-name="P3" draw:layer="layout" svg:width="4cm" svg:height="4cm" svg:x="12.9cm" svg:y="1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6.893cm" svg:y="16.937cm" svg:viewBox="0 0 1000 200" draw:points="1000,200 0,200 0,0 1000,0">
          <text:p/>
        </draw:polygon>
      </draw:page>
      <draw:page draw:name="page10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custom-shape draw:style-name="gr6" draw:text-style-name="P3" draw:layer="layout" svg:width="4cm" svg:height="4cm" svg:x="14.4cm" svg:y="14.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393cm" svg:y="16.637cm" svg:viewBox="0 0 1000 200" draw:points="1000,200 0,200 0,0 1000,0">
          <text:p/>
        </draw:polygon>
      </draw:page>
      <draw:page draw:name="page11" draw:style-name="dp1" draw:master-page-name="master-page3">
        <draw:polygon draw:style-name="gr2" draw:text-style-name="P2" draw:layer="layout" svg:width="1cm" svg:height="18.999cm" draw:transform="rotate (-1.5707963267949) translate (20.0000013252359cm 7.79898754241157cm)" svg:viewBox="0 0 1001 19000" draw:points="1001,19000 0,19000 0,0 1001,0">
          <text:p/>
        </draw:polygon>
        <draw:polygon draw:style-name="gr2" draw:text-style-name="P2" draw:layer="layout" svg:width="3.299cm" svg:height="2.999cm" draw:transform="rotate (-1.5707963267949) translate (4.00000020924778cm 8.79995893102715cm)" svg:viewBox="0 0 3300 3000" draw:points="3300,3000 0,3000 0,0 3300,0">
          <text:p/>
        </draw:polygon>
        <draw:polygon draw:style-name="gr2" draw:text-style-name="P2" draw:layer="layout" svg:width="3.299cm" svg:height="2.999cm" draw:transform="rotate (-1.5707963267949) translate (12.0010002092478cm 8.79995893102715cm)" svg:viewBox="0 0 3300 3000" draw:points="3300,3000 0,3000 0,0 3300,0">
          <text:p/>
        </draw:polygon>
        <draw:polygon draw:style-name="gr2" draw:text-style-name="P2" draw:layer="layout" svg:width="3.299cm" svg:height="2.999cm" draw:transform="rotate (-1.5707963267949) translate (17.1000002092478cm 8.79995893102715cm)" svg:viewBox="0 0 3300 3000" draw:points="3300,3000 0,3000 0,0 3300,0">
          <text:p/>
        </draw:polygon>
      </draw:page>
      <draw:page draw:name="page12" draw:style-name="dp1" draw:master-page-name="master-page3">
        <draw:polygon draw:style-name="gr2" draw:text-style-name="P2" draw:layer="layout" svg:width="0.999cm" svg:height="27.699cm" draw:transform="rotate (-3.14159265358979) translate (19.0000124451433cm 28.7000019320544cm)" svg:viewBox="0 0 1000 27700" draw:points="1000,27700 0,27700 0,0 1000,0">
          <text:p/>
        </draw:polygon>
        <draw:polygon draw:style-name="gr2" draw:text-style-name="P2" draw:layer="layout" svg:width="3.099cm" svg:height="2.099cm" draw:transform="rotate (-3.14159265358979) translate (18.1000385799442cm 3.10000014647345cm)" svg:viewBox="0 0 3100 2100" draw:points="3100,2100 0,2100 0,0 3100,0">
          <text:p/>
        </draw:polygon>
        <draw:polygon draw:style-name="gr2" draw:text-style-name="P2" draw:layer="layout" svg:width="3.199cm" svg:height="1.999cm" draw:transform="rotate (-3.14159265358979) translate (18.2000398244585cm 11.0000001394985cm)" svg:viewBox="0 0 3200 2000" draw:points="3200,2000 0,2000 0,0 3200,0">
          <text:p/>
        </draw:polygon>
        <draw:polygon draw:style-name="gr2" draw:text-style-name="P2" draw:layer="layout" svg:width="3.199cm" svg:height="1.999cm" draw:transform="rotate (-3.14159265358979) translate (18.2000398244585cm 15.0000001394985cm)" svg:viewBox="0 0 3200 2000" draw:points="3200,2000 0,2000 0,0 3200,0">
          <text:p/>
        </draw:polygon>
        <draw:polygon draw:style-name="gr2" draw:text-style-name="P2" draw:layer="layout" svg:width="3.199cm" svg:height="1.999cm" draw:transform="rotate (-3.14159265358979) translate (18.2000398244585cm 19.0000001394985cm)" svg:viewBox="0 0 3200 2000" draw:points="3200,2000 0,2000 0,0 3200,0">
          <text:p/>
        </draw:polygon>
        <draw:polygon draw:style-name="gr2" draw:text-style-name="P2" draw:layer="layout" svg:width="3.199cm" svg:height="1.999cm" draw:transform="rotate (-3.14159265358979) translate (18.2000398244585cm 27.0000001394985cm)" svg:viewBox="0 0 3200 2000" draw:points="3200,2000 0,2000 0,0 3200,0">
          <text:p/>
        </draw:polygon>
      </draw:page>
      <draw:page draw:name="page13" draw:style-name="dp1" draw:master-page-name="master-page3">
        <draw:polygon draw:style-name="gr2" draw:text-style-name="P2" draw:layer="layout" svg:width="0.999cm" svg:height="20.098cm" draw:transform="rotate (-3.14159265358979) translate (19.0010124451433cm 21.1000014018903cm)" svg:viewBox="0 0 1000 20099" draw:points="1000,20099 0,20099 0,0 1000,0">
          <text:p/>
        </draw:polygon>
        <draw:polygon draw:style-name="gr2" draw:text-style-name="P2" draw:layer="layout" svg:width="3.099cm" svg:height="2.099cm" draw:transform="rotate (-3.14159265358979) translate (18.1010385799442cm 3.10100014647345cm)" svg:viewBox="0 0 3100 2100" draw:points="3100,2100 0,2100 0,0 3100,0">
          <text:p/>
        </draw:polygon>
        <draw:polygon draw:style-name="gr2" draw:text-style-name="P2" draw:layer="layout" svg:width="3.199cm" svg:height="1.999cm" draw:transform="rotate (-3.14159265358979) translate (18.2010398244585cm 11.0010001394985cm)" svg:viewBox="0 0 3200 2000" draw:points="3200,2000 0,2000 0,0 3200,0">
          <text:p/>
        </draw:polygon>
        <draw:polygon draw:style-name="gr2" draw:text-style-name="P2" draw:layer="layout" svg:width="3.199cm" svg:height="1.999cm" draw:transform="rotate (-3.14159265358979) translate (18.2010398244585cm 15.0010001394985cm)" svg:viewBox="0 0 3200 2000" draw:points="3200,2000 0,2000 0,0 3200,0">
          <text:p/>
        </draw:polygon>
        <draw:polygon draw:style-name="gr2" draw:text-style-name="P2" draw:layer="layout" svg:width="3.199cm" svg:height="1.999cm" draw:transform="rotate (-3.14159265358979) translate (18.2010398244585cm 19.0010001394985cm)" svg:viewBox="0 0 3200 2000" draw:points="3200,2000 0,2000 0,0 3200,0">
          <text:p/>
        </draw:polygon>
        <draw:polygon draw:style-name="gr2" draw:text-style-name="P2" draw:layer="layout" svg:width="0.999cm" svg:height="20.098cm" draw:transform="rotate (-3.14159265358979) translate (12.0000124451433cm 21.2000014018903cm)" svg:viewBox="0 0 1000 20099" draw:points="1000,20099 0,20099 0,0 1000,0">
          <text:p/>
        </draw:polygon>
        <draw:polygon draw:style-name="gr2" draw:text-style-name="P2" draw:layer="layout" svg:width="3.099cm" svg:height="1.499cm" draw:transform="rotate (-3.14159265358979) translate (11.1000385799442cm 2.60100010462389cm)" svg:viewBox="0 0 3100 1500" draw:points="3100,1500 0,1500 0,0 3100,0">
          <text:p/>
        </draw:polygon>
        <draw:polygon draw:style-name="gr2" draw:text-style-name="P2" draw:layer="layout" svg:width="3.199cm" svg:height="1.499cm" draw:transform="rotate (-3.14159265358979) translate (11.2000398244585cm 10.1000001046239cm)" svg:viewBox="0 0 3200 1500" draw:points="3200,1500 0,1500 0,0 3200,0">
          <text:p/>
        </draw:polygon>
        <draw:polygon draw:style-name="gr2" draw:text-style-name="P2" draw:layer="layout" svg:width="3.199cm" svg:height="1.499cm" draw:transform="rotate (-3.14159265358979) translate (11.2000398244585cm 13.5000001046239cm)" svg:viewBox="0 0 3200 1500" draw:points="3200,1500 0,1500 0,0 3200,0">
          <text:p/>
        </draw:polygon>
        <draw:polygon draw:style-name="gr2" draw:text-style-name="P2" draw:layer="layout" svg:width="3.199cm" svg:height="1.499cm" draw:transform="rotate (-3.14159265358979) translate (11.2000398244585cm 17.1000001046239cm)" svg:viewBox="0 0 3200 1500" draw:points="3200,1500 0,1500 0,0 3200,0">
          <text:p/>
        </draw:polygon>
        <draw:polygon draw:style-name="gr2" draw:text-style-name="P2" draw:layer="layout" svg:width="0.999cm" svg:height="20.098cm" draw:transform="rotate (-3.14159265358979) translate (5.30001244514334cm 21.2000014018903cm)" svg:viewBox="0 0 1000 20099" draw:points="1000,20099 0,20099 0,0 1000,0">
          <text:p/>
        </draw:polygon>
        <draw:polygon draw:style-name="gr2" draw:text-style-name="P2" draw:layer="layout" svg:width="3.099cm" svg:height="0.998cm" draw:transform="skewX (-0.00698131700797732) rotate (3.14159265358979) translate (4.40701283300218cm 2.099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0801283300217cm 9.000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0901283300217cm 12.001971936091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1001283300218cm 15.102971936091cm)" svg:viewBox="0 0 3100 999" draw:points="3100,999 0,999 0,0 3100,0">
          <text:p/>
        </draw:polygon>
      </draw:page>
      <draw:page draw:name="page14" draw:style-name="dp1" draw:master-page-name="master-page3">
        <draw:polygon draw:style-name="gr2" draw:text-style-name="P2" draw:layer="layout" svg:width="0.999cm" svg:height="20.098cm" draw:transform="rotate (-3.14159265358979) translate (5.30101244514334cm 21.2010014018903cm)" svg:viewBox="0 0 1000 20099" draw:points="1000,20099 0,20099 0,0 1000,0">
          <text:p/>
        </draw:polygon>
        <draw:polygon draw:style-name="gr2" draw:text-style-name="P2" draw:layer="layout" svg:width="3.099cm" svg:height="0.998cm" draw:transform="skewX (-0.00698131700797732) rotate (3.14159265358979) translate (4.40801283300217cm 2.100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0901283300217cm 9.001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1001283300218cm 12.002971936091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1101283300217cm 15.103971936091cm)" svg:viewBox="0 0 3100 999" draw:points="3100,999 0,999 0,0 3100,0">
          <text:p/>
        </draw:polygon>
        <draw:polygon draw:style-name="gr2" draw:text-style-name="P2" draw:layer="layout" svg:width="0.999cm" svg:height="20.098cm" draw:transform="rotate (-3.14159265358979) translate (20.0000124451433cm 21.2000014018903cm)" svg:viewBox="0 0 1000 20099" draw:points="1000,20099 0,20099 0,0 1000,0">
          <text:p/>
        </draw:polygon>
        <draw:polygon draw:style-name="gr2" draw:text-style-name="P2" draw:layer="layout" svg:width="3.099cm" svg:height="0.998cm" draw:transform="skewX (-0.00698131700797732) rotate (3.14159265358979) translate (19.1070128330022cm 2.099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9.1080128330022cm 7.000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9.1090128330022cm 10.001971936091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9.1100128330022cm 13.002971936091cm)" svg:viewBox="0 0 3100 999" draw:points="3100,999 0,999 0,0 3100,0">
          <text:p/>
        </draw:polygon>
        <draw:polygon draw:style-name="gr2" draw:text-style-name="P2" draw:layer="layout" svg:width="0.999cm" svg:height="20.098cm" draw:transform="rotate (-3.14159265358979) translate (13.0000124451433cm 21.1000014018903cm)" svg:viewBox="0 0 1000 20099" draw:points="1000,20099 0,20099 0,0 1000,0">
          <text:p/>
        </draw:polygon>
        <draw:polygon draw:style-name="gr2" draw:text-style-name="P2" draw:layer="layout" svg:width="3.099cm" svg:height="0.998cm" draw:transform="skewX (-0.00698131700797732) rotate (3.14159265358979) translate (12.1070128330022cm 1.999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2.1080128330022cm 8.000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2.1090128330022cm 11.001971936091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2.1100128330022cm 14.102971936091cm)" svg:viewBox="0 0 3100 999" draw:points="3100,999 0,999 0,0 3100,0">
          <text:p/>
        </draw:polygon>
      </draw:page>
      <draw:page draw:name="page15" draw:style-name="dp1" draw:master-page-name="master-page3">
        <draw:polygon draw:style-name="gr2" draw:text-style-name="P2" draw:layer="layout" svg:width="0.999cm" svg:height="26.699cm" draw:transform="rotate (-3.14159265358979) translate (3.09998755485676cm 28.7000018623051cm)" svg:viewBox="0 0 1000 26700" draw:points="0,26700 1000,26700 1000,0 0,0">
          <text:p/>
        </draw:polygon>
        <draw:polygon draw:style-name="gr2" draw:text-style-name="P2" draw:layer="layout" svg:width="3.099cm" svg:height="0.998cm" draw:transform="skewX (0.00698131700797732) rotate (3.14159265358979) translate (6.0929871669978cm 2.998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6.0919871669978cm 8.999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6.0909871669978cm 12.000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5.9999871669978cm 18.098971936091cm)" svg:viewBox="0 0 3100 999" draw:points="0,999 3100,999 3100,0 0,0">
          <text:p/>
        </draw:polygon>
        <draw:polygon draw:style-name="gr2" draw:text-style-name="P2" draw:layer="layout" svg:width="0.999cm" svg:height="26.699cm" draw:transform="rotate (-3.14159265358979) translate (8.99998755485674cm 28.8000018623051cm)" svg:viewBox="0 0 1000 26700" draw:points="0,26700 1000,26700 1000,0 0,0">
          <text:p/>
        </draw:polygon>
        <draw:polygon draw:style-name="gr2" draw:text-style-name="P2" draw:layer="layout" svg:width="3.099cm" svg:height="0.998cm" draw:transform="skewX (0.00698131700797732) rotate (3.14159265358979) translate (11.9929871669978cm 3.098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1.9919871669978cm 9.099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1.9909871669978cm 12.100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1.9999871669978cm 18.098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1.9929871669978cm 21.099971936091cm)" svg:viewBox="0 0 3100 999" draw:points="0,999 3100,999 3100,0 0,0">
          <text:p/>
        </draw:polygon>
        <draw:polygon draw:style-name="gr2" draw:text-style-name="P2" draw:layer="layout" svg:width="0.999cm" svg:height="26.699cm" draw:transform="rotate (-3.14159265358979) translate (15.0999875548567cm 28.7000018623051cm)" svg:viewBox="0 0 1000 26700" draw:points="0,26700 1000,26700 1000,0 0,0">
          <text:p/>
        </draw:polygon>
        <draw:polygon draw:style-name="gr2" draw:text-style-name="P2" draw:layer="layout" svg:width="3.099cm" svg:height="0.998cm" draw:transform="skewX (0.00698131700797732) rotate (3.14159265358979) translate (18.0929871669978cm 2.998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8.0919871669978cm 8.999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8.0909871669978cm 12.000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8.0999871669978cm 17.998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8.0929871669978cm 20.999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8.1929871669978cm 26.998971936091cm)" svg:viewBox="0 0 3100 999" draw:points="0,999 3100,999 3100,0 0,0">
          <text:p/>
        </draw:polygon>
      </draw:page>
      <draw:page draw:name="page16" draw:style-name="dp1" draw:master-page-name="master-page3">
        <draw:polygon draw:style-name="gr2" draw:text-style-name="P2" draw:layer="layout" svg:width="0.999cm" svg:height="20.899cm" draw:transform="rotate (-3.14159265358979) translate (3.09998755485674cm 22.9000014577594cm)" svg:viewBox="0 0 1000 20900" draw:points="0,20900 1000,20900 1000,0 0,0">
          <text:p/>
        </draw:polygon>
        <draw:polygon draw:style-name="gr2" draw:text-style-name="P2" draw:layer="layout" svg:width="3.099cm" svg:height="0.998cm" draw:transform="skewX (0.00698131700797732) rotate (3.14159265358979) translate (6.0929871669978cm 2.998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6.0919871669978cm 8.999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6.0909871669978cm 12.000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6.0929871669978cm 15.099971936091cm)" svg:viewBox="0 0 3100 999" draw:points="0,999 3100,999 3100,0 0,0">
          <text:p/>
        </draw:polygon>
      </draw:page>
      <draw:page draw:name="page17" draw:style-name="dp1" draw:master-page-name="master-page3">
        <draw:polygon draw:style-name="gr2" draw:text-style-name="P2" draw:layer="layout" svg:width="1cm" svg:height="18.999cm" draw:transform="rotate (-1.5707963267949) translate (20.0000013252359cm 2.79898754241156cm)" svg:viewBox="0 0 1001 19000" draw:points="1001,19000 0,19000 0,0 1001,0">
          <text:p/>
        </draw:polygon>
        <draw:polygon draw:style-name="gr2" draw:text-style-name="P2" draw:layer="layout" svg:width="3.299cm" svg:height="1.999cm" draw:transform="rotate (-1.5707963267949) translate (3.00000013949852cm 3.79995893102715cm)" svg:viewBox="0 0 3300 2000" draw:points="3300,2000 0,2000 0,0 3300,0">
          <text:p/>
        </draw:polygon>
        <draw:polygon draw:style-name="gr2" draw:text-style-name="P2" draw:layer="layout" svg:width="3.299cm" svg:height="1.999cm" draw:transform="rotate (-1.5707963267949) translate (7.00100013949852cm 3.79995893102715cm)" svg:viewBox="0 0 3300 2000" draw:points="3300,2000 0,2000 0,0 3300,0">
          <text:p/>
        </draw:polygon>
        <draw:polygon draw:style-name="gr2" draw:text-style-name="P2" draw:layer="layout" svg:width="3.299cm" svg:height="1.999cm" draw:transform="rotate (-1.5707963267949) translate (11.0020001394985cm 3.79995893102715cm)" svg:viewBox="0 0 3300 2000" draw:points="3300,2000 0,2000 0,0 3300,0">
          <text:p/>
        </draw:polygon>
        <draw:polygon draw:style-name="gr2" draw:text-style-name="P2" draw:layer="layout" svg:width="3.299cm" svg:height="1.999cm" draw:transform="rotate (-1.5707963267949) translate (17.0040001394985cm 3.79995893102715cm)" svg:viewBox="0 0 3300 2000" draw:points="3300,2000 0,2000 0,0 3300,0">
          <text:p/>
        </draw:polygon>
        <draw:polygon draw:style-name="gr2" draw:text-style-name="P2" draw:layer="layout" svg:width="1cm" svg:height="18.999cm" draw:transform="rotate (-1.5707963267949) translate (20.0010013252359cm 16.9989875424116cm)" svg:viewBox="0 0 1001 19000" draw:points="1001,19000 0,19000 0,0 1001,0">
          <text:p/>
        </draw:polygon>
        <draw:polygon draw:style-name="gr2" draw:text-style-name="P2" draw:layer="layout" svg:width="4.999cm" svg:height="1.999cm" draw:transform="rotate (-1.5707963267949) translate (4.00000013949852cm 14.9999377742836cm)" svg:viewBox="0 0 5000 2000" draw:points="5000,2000 0,2000 0,0 5000,0">
          <text:p/>
        </draw:polygon>
        <draw:polygon draw:style-name="gr2" draw:text-style-name="P2" draw:layer="layout" svg:width="12.999cm" svg:height="1.998cm" draw:transform="rotate (-1.5707963267949) translate (6.00000013942877cm 10.9998382131373cm)" svg:viewBox="0 0 13000 1999" draw:points="13000,1999 0,1999 0,0 13000,0">
          <text:p/>
        </draw:polygon>
        <draw:polygon draw:style-name="gr2" draw:text-style-name="P2" draw:layer="layout" svg:width="4.999cm" svg:height="1.999cm" draw:transform="rotate (-1.5707963267949) translate (8.00100013949852cm 14.9999377742836cm)" svg:viewBox="0 0 5000 2000" draw:points="5000,2000 0,2000 0,0 5000,0">
          <text:p/>
        </draw:polygon>
        <draw:polygon draw:style-name="gr2" draw:text-style-name="P2" draw:layer="layout" svg:width="12.999cm" svg:height="1.998cm" draw:transform="rotate (-1.5707963267949) translate (10.0010001394288cm 10.9998382131373cm)" svg:viewBox="0 0 13000 1999" draw:points="13000,1999 0,1999 0,0 13000,0">
          <text:p/>
        </draw:polygon>
        <draw:polygon draw:style-name="gr2" draw:text-style-name="P2" draw:layer="layout" svg:width="4.999cm" svg:height="1.999cm" draw:transform="rotate (-1.5707963267949) translate (12.0020001394985cm 14.9999377742836cm)" svg:viewBox="0 0 5000 2000" draw:points="5000,2000 0,2000 0,0 5000,0">
          <text:p/>
        </draw:polygon>
        <draw:polygon draw:style-name="gr2" draw:text-style-name="P2" draw:layer="layout" svg:width="4.999cm" svg:height="1.999cm" draw:transform="rotate (-1.5707963267949) translate (16.0030001394985cm 14.9999377742836cm)" svg:viewBox="0 0 5000 2000" draw:points="5000,2000 0,2000 0,0 500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6T02:34:14.335728000</dc:date>
    <meta:editing-duration>PT4H58M51S</meta:editing-duration>
    <meta:editing-cycles>46</meta:editing-cycles>
    <meta:generator>LibreOffice/5.1.3.2$MacOSX_X86_64 LibreOffice_project/644e4637d1d8544fd9f56425bd6cec110e49301b</meta:generator>
    <meta:document-statistic meta:object-count="162"/>
  </office:meta>
</office:document-meta>
</file>